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E00000230B08CE774533280D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4.55cm" fo:min-width="8.8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0.45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6cm" svg:height="14.817cm" svg:x="6.058cm" svg:y="7.526cm">
          <draw:image xlink:href="Pictures/100000000000015E00000230B08CE774533280D9.png" xlink:type="simple" xlink:show="embed" xlink:actuate="onLoad">
            <text:p/>
          </draw:image>
        </draw:frame>
        <draw:custom-shape draw:style-name="gr2" draw:text-style-name="P2" draw:layer="layout" svg:width="9.3cm" svg:height="14.8cm" svg:x="6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5cm" svg:height="0.8cm" svg:x="3.9cm" svg:y="8.8cm">
          <text:p text:style-name="P1">1</text:p>
          <draw:enhanced-geometry svg:viewBox="0 0 21600 21600" draw:mirror-horizontal="true" draw:mirror-vertical="false" draw:type="line-callout-3" draw:modifiers="-30571.6088328076 15101.1235955056 -5655.52050473186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out" svg:width="0.95cm" svg:height="0.8cm" svg:x="3.9cm" svg:y="10.3cm">
          <text:p text:style-name="P1">2</text:p>
          <draw:enhanced-geometry svg:viewBox="0 0 21600 21600" draw:mirror-horizontal="true" draw:mirror-vertical="false" draw:type="line-callout-3" draw:modifiers="-30571.6088328076 15101.1235955056 -5655.52050473186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out" svg:width="0.95cm" svg:height="0.8cm" svg:x="3.9cm" svg:y="12cm">
          <text:p text:style-name="P1">3</text:p>
          <draw:enhanced-geometry svg:viewBox="0 0 21600 21600" draw:mirror-horizontal="true" draw:mirror-vertical="false" draw:type="line-callout-3" draw:modifiers="-70023.9747634069 14319.1011235955 -5655.52050473186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out" svg:width="0.95cm" svg:height="0.8cm" svg:x="3.9cm" svg:y="13cm">
          <text:p text:style-name="P1">4</text:p>
          <draw:enhanced-geometry svg:viewBox="0 0 21600 21600" draw:mirror-horizontal="true" draw:mirror-vertical="false" draw:type="line-callout-3" draw:modifiers="-69229.0220820189 15532.5842696629 -5655.52050473186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out" svg:width="0.95cm" svg:height="0.8cm" svg:x="3.9cm" svg:y="14.4cm">
          <text:p text:style-name="P1">5</text:p>
          <draw:enhanced-geometry svg:viewBox="0 0 21600 21600" draw:mirror-horizontal="true" draw:mirror-vertical="false" draw:type="line-callout-3" draw:modifiers="-74066.8769716088 14426.9662921348 -5655.52050473186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out" svg:width="0.95cm" svg:height="0.8cm" svg:x="3.9cm" svg:y="16.1cm">
          <text:p text:style-name="P1">6</text:p>
          <draw:enhanced-geometry svg:viewBox="0 0 21600 21600" draw:mirror-horizontal="true" draw:mirror-vertical="false" draw:type="line-callout-3" draw:modifiers="-54283.9116719243 14561.797752809 -5655.52050473186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1" draw:layer="layout" svg:width="0.95cm" svg:height="0.8cm" svg:x="3.9cm" svg:y="18.4cm">
          <text:p text:style-name="P1">7</text:p>
          <draw:enhanced-geometry svg:viewBox="0 0 21600 21600" draw:mirror-horizontal="true" draw:mirror-vertical="false" draw:type="line-callout-3" draw:modifiers="-30571.6088328076 15101.1235955056 -5655.52050473186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8T18:02:31.209000000</meta:creation-date>
    <dc:date>2017-12-08T18:10:56.988000000</dc:date>
    <meta:editing-duration>PT8M29S</meta:editing-duration>
    <meta:editing-cycles>1</meta:editing-cycles>
    <meta:document-statistic meta:object-count="9"/>
    <meta:generator>LibreOffice/5.1.5.2$Windows_x86 LibreOffice_project/7a864d8825610a8c07cfc3bc01dd4fce6a9447e5</meta:generator>
  </office:meta>
</office:document-meta>
</file>